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andlerRegistry.addXMLHandler( String ns , XM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HandlerRegistry.getXMLHandler( Renderer renderer , List l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HandlerRegistry.setDefaultXMLHandler( XM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Registry.discoverXMLHandl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HandlerRegistry.XML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HandlerRegistry.addXMLHandler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HandlerRegistry.addXMLHandler( XM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HandlerRegistry.getXMLHandler( Renderer renderer , String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